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A20000061E22E90FCF2E984E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4.128cm" fo:min-width="14.605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43.497cm" svg:height="27.622cm" svg:x="0cm" svg:y="0cm">
          <draw:image xlink:href="Pictures/10000000000009A20000061E22E90FCF2E984E8D.png" xlink:type="simple" xlink:show="embed" xlink:actuate="onLoad" draw:mime-type="image/png">
            <text:p/>
          </draw:image>
        </draw:frame>
        <draw:custom-shape draw:style-name="gr2" draw:text-style-name="P2" draw:layer="layout" svg:width="14.605cm" svg:height="4.128cm" svg:x="3.927cm" svg:y="20.4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43.497cm" fo:page-height="27.6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12T16:15:51.658620956</dc:date>
    <meta:editing-duration>PT34S</meta:editing-duration>
    <meta:editing-cycles>1</meta:editing-cycles>
    <meta:document-statistic meta:object-count="2"/>
    <meta:generator>LibreOffice/7.3.2.2$MacOSX_AARCH64 LibreOffice_project/49f2b1bff42cfccbd8f788c8dc32c1c309559be0</meta:generator>
  </office:meta>
</office:document-meta>
</file>